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/>
    </style:style>
    <style:style style:name="TableColumn6" style:family="table-column">
      <style:table-column-properties style:column-width="2.1243in"/>
    </style:style>
    <style:style style:name="TableColumn7" style:family="table-column">
      <style:table-column-properties style:column-width="1.7305in"/>
    </style:style>
    <style:style style:name="TableColumn8" style:family="table-column">
      <style:table-column-properties style:column-width="0.8944in"/>
    </style:style>
    <style:style style:name="TableColumn9" style:family="table-column">
      <style:table-column-properties style:column-width="0.9444in"/>
    </style:style>
    <style:style style:name="TableColumn10" style:family="table-column">
      <style:table-column-properties style:column-width="2.3958in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style:vertical-align="auto"/>
      <style:text-properties fo:hyphenate="true"/>
    </style:style>
    <style:style style:name="T3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8" style:parent-style-name="Tipodeletrapredefinidodoparágrafo" style:family="text">
      <style:text-properties fo:language="en" fo:country="US"/>
    </style:style>
    <style:style style:name="T39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  <style:text-properties fo:hyphenate="true"/>
    </style:style>
    <style:style style:name="T4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5" style:parent-style-name="Tipodeletrapredefinidodoparágrafo" style:family="text">
      <style:text-properties fo:language="en" fo:country="US"/>
    </style:style>
    <style:style style:name="T4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style:vertical-align="auto"/>
      <style:text-properties fo:hyphenate="true"/>
    </style:style>
    <style:style style:name="T5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59" style:parent-style-name="Tipodeletrapredefinidodoparágrafo" style:family="text">
      <style:text-properties fo:language="en" fo:country="US"/>
    </style:style>
    <style:style style:name="T6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  <style:text-properties fo:hyphenate="true"/>
    </style:style>
    <style:style style:name="T6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64" style:parent-style-name="Tipodeletrapredefinidodoparágrafo" style:family="text">
      <style:text-properties fo:language="en" fo:country="US"/>
    </style:style>
    <style:style style:name="T6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66" style:parent-style-name="Standard" style:family="paragraph">
      <style:text-properties fo:language="en" fo:country="US"/>
    </style:style>
  </office:automatic-styles>
  <office:body>
    <office:text text:use-soft-page-breaks="true"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1 - Defining IT requirement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2 - Leadership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3 - IT Investmen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2 - IT Strategy and Planning</text:p>
          </table:table-cell>
          <table:table-cell table:style-name="TableCell29">
            <text:p text:style-name="P30">01 - Quality of IT strategy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2 - IT Strategy and Planning</text:p>
          </table:table-cell>
          <table:table-cell table:style-name="TableCell29">
            <text:p text:style-name="P30">02 - Risk management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3 - Organisational structures, Standards, Policies and Procedures</text:p>
          </table:table-cell>
          <table:table-cell table:style-name="TableCell29">
            <text:p text:style-name="P30">01 - Structure of the IT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3 - Organisational structures, Standards, Policies and Procedures</text:p>
          </table:table-cell>
          <table:table-cell table:style-name="TableCell29">
            <text:p text:style-name="P30">02 - Policy and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4 - People and Resources</text:p>
          </table:table-cell>
          <table:table-cell table:style-name="TableCell29">
            <text:p text:style-name="P30">01 - HR and logistic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5 - Risk Assessment and Compliance mechanisms</text:p>
          </table:table-cell>
          <table:table-cell table:style-name="TableCell29">
            <text:p text:style-name="P30">01 -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1 - Leadership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2 - Strateg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3 - Open Data Pla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4 - Plan Align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5 - Monitor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6 - Ownership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7 - Datase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1 - Key parameter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2 - Complianc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3 - Effectivenes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1 - Agree to parameter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2 - Monitoring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3 - Analyze And tun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1 - Policy awaren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2 - Skill sets and resource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3 - Effectiveness of response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1 -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2 - Fallback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3 - Emergency change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4 - Change closure and document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1 - Requirements Development and Management</text:p>
          </table:table-cell>
          <table:table-cell table:style-name="TableCell29">
            <text:p text:style-name="P30">01 - Identify user requirements for IT Syste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1 - Requirements Development and Management</text:p>
          </table:table-cell>
          <table:table-cell table:style-name="TableCell29">
            <text:p text:style-name="P30">02 - Analyze, prioritize, and manage user require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1 - Plan for the development or acquisition of IT projec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2 - Control IT projec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3 - Project related risk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3 - Quality Assurance and Testing</text:p>
          </table:table-cell>
          <table:table-cell table:style-name="TableCell29">
            <text:p text:style-name="P30">01 - Quality assurance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3 - Quality Assurance and Testing</text:p>
          </table:table-cell>
          <table:table-cell table:style-name="TableCell29">
            <text:p text:style-name="P30">02 - Plan for and conduct testing on IT system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4 - Solicitation</text:p>
          </table:table-cell>
          <table:table-cell table:style-name="TableCell29">
            <text:p text:style-name="P30">01 - Plan or procedure of solicitation activiti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4 - Solicitation</text:p>
          </table:table-cell>
          <table:table-cell table:style-name="TableCell29">
            <text:p text:style-name="P30">02 - Selecting a vendor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5 - Configuration Management</text:p>
          </table:table-cell>
          <table:table-cell table:style-name="TableCell29">
            <text:p text:style-name="P30">01 - Policy for configuration management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5 - Configuration Management</text:p>
          </table:table-cell>
          <table:table-cell table:style-name="TableCell29">
            <text:p text:style-name="P30">02 - Responsibility for authorizing chang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1 - Analysis and concep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2 - Pre-upgrade risk assess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3 - Plann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4 - Resourc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5 - Provider of the upgrad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2 - (UPGRADEFINANCIAL) Upgrade Implementation</text:p>
          </table:table-cell>
          <table:table-cell table:style-name="TableCell29">
            <text:p text:style-name="P30">01 - Provider of the upgrad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2 - (UPGRADEFINANCIAL) Upgrade Implementation</text:p>
          </table:table-cell>
          <table:table-cell table:style-name="TableCell29">
            <text:p text:style-name="P30">02 - Information secur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3 - (UPGRADEFINANCIAL) Post-Upgrade Review</text:p>
          </table:table-cell>
          <table:table-cell table:style-name="TableCell29">
            <text:p text:style-name="P30">01 - Incidents and proble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3 - (UPGRADEFINANCIAL) Post-Upgrade Review</text:p>
          </table:table-cell>
          <table:table-cell table:style-name="TableCell29">
            <text:p text:style-name="P30">02 - Upgrade repor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1 - Outsourcing Policy</text:p>
          </table:table-cell>
          <table:table-cell table:style-name="TableCell29">
            <text:p text:style-name="P30">01 - Policy on outsourc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2 - Solicitation</text:p>
          </table:table-cell>
          <table:table-cell table:style-name="TableCell29">
            <text:p text:style-name="P30">01 - Policy on acquisi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3 - Vendor or contract Management</text:p>
          </table:table-cell>
          <table:table-cell table:style-name="TableCell29">
            <text:p text:style-name="P30">01 - Vendor or Contractor Monitor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4 - Data Rights</text:p>
          </table:table-cell>
          <table:table-cell table:style-name="TableCell29">
            <text:p text:style-name="P30">01 - Data Right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5 - Overseas Service Provider</text:p>
          </table:table-cell>
          <table:table-cell table:style-name="TableCell29">
            <text:p text:style-name="P30">01 - Overseas Service Provider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6 - Retaining Business Knowledge</text:p>
          </table:table-cell>
          <table:table-cell table:style-name="TableCell29">
            <text:p text:style-name="P30">01 - Retaining Business Knowledg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7 - Cost control and management</text:p>
          </table:table-cell>
          <table:table-cell table:style-name="TableCell29">
            <text:p text:style-name="P30">01 - Cost control and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8 - Service Level Agreement</text:p>
          </table:table-cell>
          <table:table-cell table:style-name="TableCell29">
            <text:p text:style-name="P30">01 - Service Level Agreement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9 - Security</text:p>
          </table:table-cell>
          <table:table-cell table:style-name="TableCell29">
            <text:p text:style-name="P30">01 - Identified security requirement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10 - Back up and disaster recovery for outsourced services</text:p>
          </table:table-cell>
          <table:table-cell table:style-name="TableCell29">
            <text:p text:style-name="P30">01 - Back up and disaster recovery for outsourced servic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1 - Assessment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2 - Coverag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3 - Mitig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2 - Security Policy</text:p>
          </table:table-cell>
          <table:table-cell table:style-name="TableCell29">
            <text:p text:style-name="P30">01 - Information Security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2 - Security Policy</text:p>
          </table:table-cell>
          <table:table-cell table:style-name="TableCell29">
            <text:p text:style-name="P30">02 - Confidential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1 - Structur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2 - Coordin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1 - Policy and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2 - Network control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3 - Configuration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5 - Asset Management</text:p>
          </table:table-cell>
          <table:table-cell table:style-name="TableCell29">
            <text:p text:style-name="P30">01 - Assets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6 - Human Resources IT Security</text:p>
          </table:table-cell>
          <table:table-cell table:style-name="TableCell29">
            <text:p text:style-name="P30">01 - Staff Awareness and Responsibil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6 - Human Resources IT Security</text:p>
          </table:table-cell>
          <table:table-cell table:style-name="TableCell29">
            <text:p text:style-name="P30">02 - Train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7 - Physical and Environmental Security</text:p>
          </table:table-cell>
          <table:table-cell table:style-name="TableCell29">
            <text:p text:style-name="P30">01 - Premises safe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7 - Physical and Environmental Security</text:p>
          </table:table-cell>
          <table:table-cell table:style-name="TableCell29">
            <text:p text:style-name="P30">02 - Physical ac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7 - Physical and Environmental Security</text:p>
          </table:table-cell>
          <table:table-cell table:style-name="TableCell29">
            <text:p text:style-name="P30">03 - Intrusion defens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8 - Access Control</text:p>
          </table:table-cell>
          <table:table-cell table:style-name="TableCell29">
            <text:p text:style-name="P30">01 - Access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8 - Access Control</text:p>
          </table:table-cell>
          <table:table-cell table:style-name="TableCell29">
            <text:p text:style-name="P30">02 - Privileges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1 - (OPENDATA) Security Policy</text:p>
          </table:table-cell>
          <table:table-cell table:style-name="TableCell29">
            <text:p text:style-name="P30">01 - Security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1 - (OPENDATA) Security Policy</text:p>
          </table:table-cell>
          <table:table-cell table:style-name="TableCell29">
            <text:p text:style-name="P30">02 - Policy Implement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2 - (OPENDATA) Communications and Operations Management</text:p>
          </table:table-cell>
          <table:table-cell table:style-name="TableCell29">
            <text:p text:style-name="P30">01 - Ac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2 - (OPENDATA) Communications and Operations Management</text:p>
          </table:table-cell>
          <table:table-cell table:style-name="TableCell29">
            <text:p text:style-name="P30">02 - Communication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1 - Business Continuity Policy, Plan and Organisation</text:p>
          </table:table-cell>
          <table:table-cell table:style-name="TableCell29">
            <text:p text:style-name="P30">01 - Contingency plan and policy for business continu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2 - Establishment of Business Continuity Function</text:p>
          </table:table-cell>
          <table:table-cell table:style-name="TableCell29">
            <text:p text:style-name="P30">01 - Business continuity team or equivalent func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3 - Business Impact Assessment and Risk Management</text:p>
          </table:table-cell>
          <table:table-cell table:style-name="TableCell29">
            <text:p text:style-name="P30">01 - Business impact and risk assess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3 - Business Impact Assessment and Risk Management</text:p>
          </table:table-cell>
          <table:table-cell table:style-name="TableCell29">
            <text:p text:style-name="P30">02 - Risk management pro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4 - Preventive and environmental controls</text:p>
          </table:table-cell>
          <table:table-cell table:style-name="TableCell29">
            <text:p text:style-name="P30">01 - Environment control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5 - Disaster Recovery Plan</text:p>
          </table:table-cell>
          <table:table-cell table:style-name="TableCell29">
            <text:p text:style-name="P30">01 - Data and program back up procedure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6 - Testing</text:p>
          </table:table-cell>
          <table:table-cell table:style-name="TableCell29">
            <text:p text:style-name="P30">01 - Testing the BCP and DRP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7 - Security</text:p>
          </table:table-cell>
          <table:table-cell table:style-name="TableCell29">
            <text:p text:style-name="P30">01 - Data, application software, hardware and data centre are secur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8 - Back-up and data recovery for outsourced services</text:p>
          </table:table-cell>
          <table:table-cell table:style-name="TableCell29">
            <text:p text:style-name="P30">01 - Outsourced service provider ensures BCP and DRP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1 - Adequate input validation control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2 - Management of source documents, data collection and entry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3 - Adequate procedures for error handl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4 - Management of data entry authorization into the applic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2 - Processing Controls</text:p>
          </table:table-cell>
          <table:table-cell table:style-name="TableCell29">
            <text:p text:style-name="P30">01 - Mapping the business processes rules and require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2 - Processing Controls</text:p>
          </table:table-cell>
          <table:table-cell table:style-name="TableCell29">
            <text:p text:style-name="P30">02 - Application control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3 - Output Controls</text:p>
          </table:table-cell>
          <table:table-cell table:style-name="TableCell29">
            <text:p text:style-name="P30">01 - Assessment of applic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3 - Output Controls</text:p>
          </table:table-cell>
          <table:table-cell table:style-name="TableCell29">
            <text:p text:style-name="P30">02 - Output data properly protect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4 - Application security controls</text:p>
          </table:table-cell>
          <table:table-cell table:style-name="TableCell29">
            <text:p text:style-name="P30">01 - Traceability mechanis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4 - Application security controls</text:p>
          </table:table-cell>
          <table:table-cell table:style-name="TableCell29">
            <text:p text:style-name="P30">02 - Application data properly protect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1 - Catalo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2 - Ac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3 - Metadata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4 - Updat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5 - Data Forma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19-09-21T22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52" meta:character-count="336" meta:row-count="2" meta:non-whitespace-character-count="285"/>
  </office:meta>
</office:document-meta>
</file>